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/>
    </style:style>
    <style:style style:name="T1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Junit and Testng do not need main method (public static void main(String args[]) </text:p>
      <text:p text:style-name="Standard">http://sqa.fyicenter.com/FAQ/JUnit/Do_You_Need_to_Write_a_main_Method_in_a_JUnit_.html</text:p>
      <text:p text:style-name="Standard"/>
      <text:p text:style-name="Standard"/>
      <text:p text:style-name="Text_20_body"><text:span text:style-name="T1">Do You Need to Write a main() Method in a JUnit Test Case Class?</text:span> </text:p>
      <text:p text:style-name="Text_20_body">The right answer to this question is "No". But many developers do write a main() method in a JUnit test case class to call a JUnit test runner to run all tests defined in this class. This is not recommended, because you can always call a JUnit runner to run a test case class as a system command. </text:p>
      <text:p text:style-name="Text_20_body">If you want to know how to call a JUnit runner in a main() method, you can this code included in the sample test case class listed in the previous question. This code is provided by Varun Chopra and valid for JUnit 3.8. </text:p>
      <text:p text:style-name="Preformatted_20_Text">public static void main(String[] args) {</text:p>
      <text:p text:style-name="Preformatted_20_Text"><text:s text:c="2"/>junit.textui.TestRunner.run(DirListerTest.class);</text:p>
      <text:p text:style-name="P1">}</text:p>
      <text:p text:style-name="Text_20_body">junit.textui.TestRunner.run() method takes test class name as argument. Using reflection, this method finds all class methods whose name starts with test. So it will find following 3 methods: </text:p>
      <text:p text:style-name="Preformatted_20_Text"><text:s text:c="2"/>testCreateLogFile()</text:p>
      <text:p text:style-name="Preformatted_20_Text"><text:s text:c="2"/>testExists()</text:p>
      <text:p text:style-name="P1"><text:s text:c="2"/>testGetChildList()</text:p>
      <text:p text:style-name="Text_20_body">It will execute each of the 3 methods in unpredictable sequence (hence test case methods should be independent of each other) and give the result in console. Result will be something like this: </text:p>
      <text:p text:style-name="Preformatted_20_Text">Time: 0.016</text:p>
      <text:p text:style-name="P1">OK (3 tests)</text:p>
      <text:p text:style-name="Text_20_body">In case you want to see the output in a GUI, you just need to replace statement in main method with following: </text:p>
      <text:p text:style-name="P1"><text:s text:c="4"/>junit.swingui.TestRunner.run(DirListerTest.class);</text:p>
      <text:p text:style-name="Text_20_body">This will open up a nice swing based UI, which will show a green progress bar to show the status. </text:p>
      <text:p text:style-name="Standard"/>
      <text:p text:style-name="Standard"/>
      <text:p text:style-name="Standard">Question:</text:p>
      <text:p text:style-name="Standard">I have started learning selenium through YouTube videos and online tutorial..</text:p>
      <text:p text:style-name="Standard">I now have knowledge on Creating Classes, Interfaces, Objects, Inheritance, Arrays, Loops in Java.</text:p>
      <text:p text:style-name="Standard">As far as Selenium is concerned, I am able automate directly in Selenium using Java language by identifying each elements using Firebug/Firepath tool.</text:p>
      <text:p text:style-name="Standard">But I constantly hear about TestNG and JUnit frameworks...</text:p>
      <text:p text:style-name="Standard"><text:s text:c="4"/>What are these?</text:p>
      <text:p text:style-name="Standard"><text:s text:c="4"/>How are they related to selenium?</text:p>
      <text:p text:style-name="Standard"/>
      <text:p text:style-name="Standard"><text:tab/></text:p>
      <text:p text:style-name="Standard"/>
      <text:p text:style-name="Standard">Answer:</text:p>
      <text:p text:style-name="Standard">They are tools to help you organize your tests. You can define what you want to run before/after tests, you can group your tests, and reporting on them is made easier. </text:p>
      <text:p text:style-name="Standard">It is usually mentioned with Selenium because Selenium is a common testing tool. The two work together well, but they are completely separate. (Selenium connects you </text:p>
      <text:p text:style-name="Standard">to your browser, TestNG/JUnit organizes the tests)</text:p>
      <text:p text:style-name="Standard"><text:soft-page-break/></text:p>
      <text:p text:style-name="Standard"/>
      <text:p text:style-name="Standard"><text:tab/></text:p>
      <text:p text:style-name="Standard"><text:s text:c="3"/><text:tab/> </text:p>
      <text:p text:style-name="Standard">Comment:<text:tab/></text:p>
      <text:p text:style-name="Standard">Oh, i think im getting ur point you are trying to make... so for the same functionaly, I would be writing the same code if I use either junit/TestNG/ I dont use any </text:p>
      <text:p text:style-name="Standard">frame work.. but when I run a Test suite, then each of these will handle things in a different way... am I right here? – God_Father Oct 11 '13 at 19:10</text:p>
      <text:p text:style-name="Standard"><text:s text:c="3"/><text:tab/> </text:p>
      <text:p text:style-name="Standard"><text:tab/></text:p>
      <text:p text:style-name="Standard">If you have a function that is a test, the function will work exactly the same. However, its what happens before/after the function that TestNG/JUnit can help will. If </text:p>
      <text:p text:style-name="Standard">you have 20 tests, and 3 of them fail, it'll keep testing all of the tests when the first one fails, and it'll tell you which tests failed. Basically if you want to </text:p>
      <text:p text:style-name="Standard">organize your tests, you use a framework. – Nathan Merrill Oct 11 '13 at 19:14</text:p>
      <text:p text:style-name="Standard"><text:s text:c="3"/><text:tab/> </text:p>
      <text:p text:style-name="Standard"><text:tab/></text:p>
      <text:p text:style-name="Standard">However, it does NOT change anything with how selenium works. – Nathan Merrill Oct 11 '13 at 19:1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MS PGothic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29S</meta:editing-duration>
    <meta:editing-cycles>6</meta:editing-cycles>
    <meta:generator>OpenOffice/4.1.1$Win32 OpenOffice.org_project/411m6$Build-9775</meta:generator>
    <dc:date>2016-01-13T14:42:06.37</dc:date>
    <meta:document-statistic meta:table-count="0" meta:image-count="0" meta:object-count="0" meta:page-count="2" meta:paragraph-count="43" meta:word-count="541" meta:character-count="3260"/>
    <meta:user-defined meta:name="Info 1"/>
    <meta:user-defined meta:name="Info 2"/>
    <meta:user-defined meta:name="Info 3"/>
    <meta:user-defined meta:name="Info 4"/>
  </office:meta>
</office:document-meta>
</file>